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List_20_Contents">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style>
    <style:style style:name="P3" style:family="paragraph" style:parent-style-name="Preformatted_20_Text">
      <style:paragraph-properties fo:margin-left="0.3937in" fo:margin-right="0in" fo:text-indent="0in" style:auto-text-indent="false"/>
    </style:style>
    <style:style style:name="P4" style:family="paragraph" style:parent-style-name="Preformatted_20_Text">
      <style:paragraph-properties fo:margin-left="0.3937in" fo:margin-right="0in" fo:margin-top="0in" fo:margin-bottom="0.1965in" loext:contextual-spacing="false" fo:text-indent="0in" style:auto-text-inden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Functions</text:span> allow you to do text processing in the makefile to compute the files to operate on or the commands to use. You use a function in a <text:span text:style-name="Strong_20_Emphasis">function call</text:span>, where you give the name of the function and some text (the <text:span text:style-name="Strong_20_Emphasis">arguments</text:span>) for the function to operate on. The result of the function's processing is substituted into the makefile at the point of the call, just as a variable might be substituted. </text:p>
      <text:h text:style-name="Heading_20_2" text:outline-level="2"><text:a xlink:type="simple" xlink:href="ftp://ftp.gnu.org/old-gnu/Manuals/make-3.79.1/html_chapter/make_toc.html#TOC76" office:name="SEC76" text:style-name="Internet_20_link" text:visited-style-name="Visited_20_Internet_20_Link">Function Call Syntax</text:a></text:h>
      <text:p text:style-name="Text_20_body"><text:bookmark text:name="IDX489"/><text:bookmark text:name="IDX490"/><text:bookmark text:name="IDX491"/><text:bookmark text:name="IDX492"/>A function call resembles a variable reference. It looks like this: </text:p>
      <text:p text:style-name="P2">$(<text:span text:style-name="Variable">function</text:span> <text:span text:style-name="Variable">arguments</text:span>)</text:p>
      <text:p text:style-name="Text_20_body">or like this: </text:p>
      <text:p text:style-name="P2">${<text:span text:style-name="Variable">function</text:span> <text:span text:style-name="Variable">arguments</text:span>}</text:p>
      <text:p text:style-name="Text_20_body">Here <text:span text:style-name="Variable">function</text:span> is a function name; one of a short list of names that are part of <text:span text:style-name="Source_20_Text">make</text:span>. You can also essentially create your own functions by using the <text:span text:style-name="Source_20_Text">call</text:span> builtin function. </text:p>
      <text:p text:style-name="Text_20_body">The <text:span text:style-name="Variable">arguments</text:span> are the arguments of the function. They are separated from the function name by one or more spaces or tabs, and if there is more than one argument, then they are separated by commas. Such whitespace and commas are not part of an argument's value. The delimiters which you use to surround the function call, whether parentheses or braces, can appear in an argument only in matching pairs; the other kind of delimiters may appear singly. If the arguments themselves contain other function calls or variable references, it is wisest to use the same kind of delimiters for all the references; write <text:span text:style-name="Example">`$(subst a,b,$(x))'</text:span>, not <text:span text:style-name="Example">`$(subst a,b,${x})'</text:span>. This is because it is clearer, and because only one type of delimiter is matched to find the end of the reference. </text:p>
      <text:p text:style-name="Text_20_body">The text written for each argument is processed by substitution of variables and function calls to produce the argument value, which is the text on which the function acts. The substitution is done in the order in which the arguments appear. </text:p>
      <text:p text:style-name="Text_20_body">Commas and unmatched parentheses or braces cannot appear in the text of an argument as written; leading spaces cannot appear in the text of the first argument as written. These characters can be put into the argument value by variable substitution. First define variables <text:span text:style-name="Source_20_Text">comma</text:span> and <text:span text:style-name="Source_20_Text">space</text:span> whose values are isolated comma and space characters, then substitute these variables where such characters are wanted, like this: </text:p>
      <text:p text:style-name="Preformatted_20_Text">comma:= ,</text:p>
      <text:p text:style-name="Preformatted_20_Text">empty:=</text:p>
      <text:p text:style-name="Preformatted_20_Text">space:= $(empty) $(empty)</text:p>
      <text:p text:style-name="Preformatted_20_Text">foo:= a b c</text:p>
      <text:p text:style-name="Preformatted_20_Text">bar:= $(subst $(space),$(comma),$(foo))</text:p>
      <text:p text:style-name="P2"># bar is now `a,b,c'.</text:p>
      <text:p text:style-name="Text_20_body">Here the <text:span text:style-name="Source_20_Text">subst</text:span> function replaces each space with a comma, through the value of <text:span text:style-name="Source_20_Text">foo</text:span>, and substitutes the result. </text:p>
      <text:h text:style-name="Heading_20_2" text:outline-level="2"><text:soft-page-break/><text:a xlink:type="simple" xlink:href="ftp://ftp.gnu.org/old-gnu/Manuals/make-3.79.1/html_chapter/make_toc.html#TOC77" office:name="SEC77" text:style-name="Internet_20_link" text:visited-style-name="Visited_20_Internet_20_Link">Functions for String Substitution and Analysis</text:a></text:h>
      <text:p text:style-name="Text_20_body"><text:bookmark text:name="IDX493"/>Here are some functions that operate on strings: </text:p>
      <text:p text:style-name="List_20_Heading"><text:span text:style-name="Source_20_Text">$(subst </text:span><text:span text:style-name="Source_20_Text"><text:span text:style-name="Variable">from</text:span></text:span><text:span text:style-name="Source_20_Text">,</text:span><text:span text:style-name="Source_20_Text"><text:span text:style-name="Variable">to</text:span></text:span><text:span text:style-name="Source_20_Text">,</text:span><text:span text:style-name="Source_20_Text"><text:span text:style-name="Variable">text</text:span></text:span><text:span text:style-name="Source_20_Text">)</text:span> </text:p>
      <text:p text:style-name="P1"><text:bookmark text:name="IDX494"/>Performs a textual replacement on the text <text:span text:style-name="Variable">text</text:span>: each occurrence of <text:span text:style-name="Variable">from</text:span> is replaced by <text:span text:style-name="Variable">to</text:span>. The result is substituted for the function call. For example, </text:p>
      <text:p text:style-name="P4">$(subst ee,EE,feet on the street)</text:p>
      <text:p text:style-name="List_20_Contents">substitutes the string <text:span text:style-name="Example">`fEEt on the strEEt'</text:span>. </text:p>
      <text:p text:style-name="List_20_Heading"><text:span text:style-name="Source_20_Text">$(patsubst </text:span><text:span text:style-name="Source_20_Text"><text:span text:style-name="Variable">pattern</text:span></text:span><text:span text:style-name="Source_20_Text">,</text:span><text:span text:style-name="Source_20_Text"><text:span text:style-name="Variable">replacement</text:span></text:span><text:span text:style-name="Source_20_Text">,</text:span><text:span text:style-name="Source_20_Text"><text:span text:style-name="Variable">text</text:span></text:span><text:span text:style-name="Source_20_Text">)</text:span> </text:p>
      <text:p text:style-name="P1"><text:bookmark text:name="IDX495"/>Finds whitespace-separated words in <text:span text:style-name="Variable">text</text:span> that match <text:span text:style-name="Variable">pattern</text:span> and replaces them with <text:span text:style-name="Variable">replacement</text:span>. Here <text:span text:style-name="Variable">pattern</text:span> may contain a <text:span text:style-name="Example">`%'</text:span> which acts as a wildcard, matching any number of any characters within a word. If <text:span text:style-name="Variable">replacement</text:span> also contains a <text:span text:style-name="Example">`%'</text:span>, the <text:span text:style-name="Example">`%'</text:span> is replaced by the text that matched the <text:span text:style-name="Example">`%'</text:span> in <text:span text:style-name="Variable">pattern</text:span>. <text:bookmark text:name="IDX496"/><text:bookmark text:name="IDX497"/><text:bookmark text:name="IDX498"/><text:bookmark text:name="IDX499"/><text:bookmark text:name="IDX500"/><text:span text:style-name="Example">`%'</text:span> characters in <text:span text:style-name="Source_20_Text">patsubst</text:span> function invocations can be quoted with preceding backslashes (<text:span text:style-name="Example">`\'</text:span>). Backslashes that would otherwise quote <text:span text:style-name="Example">`%'</text:span> characters can be quoted with more backslashes. Backslashes that quote <text:span text:style-name="Example">`%'</text:span> characters or other backslashes are removed from the pattern before it is compared file names or has a stem substituted into it. Backslashes that are not in danger of quoting <text:span text:style-name="Example">`%'</text:span> characters go unmolested. For example, the pattern <text:span text:style-name="Teletype">`the\%weird\\%pattern\\'</text:span> has <text:span text:style-name="Example">`the%weird\'</text:span> preceding the operative <text:span text:style-name="Example">`%'</text:span> character, and <text:span text:style-name="Example">`pattern\\'</text:span> following it. The final two backslashes are left alone because they cannot affect any <text:span text:style-name="Example">`%'</text:span> character. Whitespace between words is folded into single space characters; leading and trailing whitespace is discarded. For example, </text:p>
      <text:p text:style-name="P4">$(patsubst %.c,%.o,x.c.c bar.c)</text:p>
      <text:p text:style-name="P1">produces the value <text:span text:style-name="Example">`x.c.o bar.o'</text:span>. Substitution references (see section <text:a xlink:type="simple" xlink:href="ftp://ftp.gnu.org/old-gnu/Manuals/make-3.79.1/html_chapter/make_6.html#SEC61" text:style-name="Internet_20_link" text:visited-style-name="Visited_20_Internet_20_Link">Substitution References</text:a>) are a simpler way to get the effect of the <text:span text:style-name="Source_20_Text">patsubst</text:span> function: </text:p>
      <text:p text:style-name="P4">$(<text:span text:style-name="Variable">var</text:span>:<text:span text:style-name="Variable">pattern</text:span>=<text:span text:style-name="Variable">replacement</text:span>)</text:p>
      <text:p text:style-name="P1">is equivalent to </text:p>
      <text:p text:style-name="P4">$(patsubst <text:span text:style-name="Variable">pattern</text:span>,<text:span text:style-name="Variable">replacement</text:span>,$(<text:span text:style-name="Variable">var</text:span>))</text:p>
      <text:p text:style-name="P1">The second shorthand simplifies one of the most common uses of <text:span text:style-name="Source_20_Text">patsubst</text:span>: replacing the suffix at the end of file names. </text:p>
      <text:p text:style-name="P4">$(<text:span text:style-name="Variable">var</text:span>:<text:span text:style-name="Variable">suffix</text:span>=<text:span text:style-name="Variable">replacement</text:span>)</text:p>
      <text:p text:style-name="P1">is equivalent to </text:p>
      <text:p text:style-name="P4">$(patsubst %<text:span text:style-name="Variable">suffix</text:span>,%<text:span text:style-name="Variable">replacement</text:span>,$(<text:span text:style-name="Variable">var</text:span>))</text:p>
      <text:p text:style-name="P1">For example, you might have a list of object files: </text:p>
      <text:p text:style-name="P4">objects = foo.o bar.o baz.o</text:p>
      <text:p text:style-name="P1"><text:soft-page-break/>To get the list of corresponding source files, you could simply write: </text:p>
      <text:p text:style-name="P4">$(objects:.o=.c)</text:p>
      <text:p text:style-name="P1">instead of using the general form: </text:p>
      <text:p text:style-name="P4">$(patsubst %.o,%.c,$(objects))</text:p>
      <text:p text:style-name="List_20_Heading"><text:span text:style-name="Source_20_Text">$(strip </text:span><text:span text:style-name="Source_20_Text"><text:span text:style-name="Variable">string</text:span></text:span><text:span text:style-name="Source_20_Text">)</text:span> </text:p>
      <text:p text:style-name="P1"><text:bookmark text:name="IDX501"/><text:bookmark text:name="IDX502"/><text:bookmark text:name="IDX503"/><text:bookmark text:name="IDX504"/>Removes leading and trailing whitespace from <text:span text:style-name="Variable">string</text:span> and replaces each internal sequence of one or more whitespace characters with a single space. Thus, <text:span text:style-name="Example">`$(strip a b c )'</text:span> results in <text:span text:style-name="Example">`a b c'</text:span>. The function <text:span text:style-name="Source_20_Text">strip</text:span> can be very useful when used in conjunction with conditionals. When comparing something with the empty string <text:span text:style-name="Example">`'</text:span> using <text:span text:style-name="Source_20_Text">ifeq</text:span> or <text:span text:style-name="Source_20_Text">ifneq</text:span>, you usually want a string of just whitespace to match the empty string (see section <text:a xlink:type="simple" xlink:href="ftp://ftp.gnu.org/old-gnu/Manuals/make-3.79.1/html_chapter/make_7.html#SEC71" text:style-name="Internet_20_link" text:visited-style-name="Visited_20_Internet_20_Link">Conditional Parts of Makefiles</text:a>). Thus, the following may fail to have the desired results: </text:p>
      <text:p text:style-name="P3">.PHONY: all</text:p>
      <text:p text:style-name="P3">ifneq <text:s text:c="2"/>"$(needs_made)" ""</text:p>
      <text:p text:style-name="P3">all: $(needs_made)</text:p>
      <text:p text:style-name="P3">else</text:p>
      <text:p text:style-name="P3">all:;@echo 'Nothing to make!'</text:p>
      <text:p text:style-name="P4">endif</text:p>
      <text:p text:style-name="List_20_Contents">Replacing the variable reference <text:span text:style-name="Example">`$(needs_made)'</text:span> with the function call <text:span text:style-name="Example">`$(strip $(needs_made))'</text:span> in the <text:span text:style-name="Source_20_Text">ifneq</text:span> directive would make it more robust. </text:p>
      <text:p text:style-name="List_20_Heading"><text:span text:style-name="Source_20_Text">$(findstring </text:span><text:span text:style-name="Source_20_Text"><text:span text:style-name="Variable">find</text:span></text:span><text:span text:style-name="Source_20_Text">,</text:span><text:span text:style-name="Source_20_Text"><text:span text:style-name="Variable">in</text:span></text:span><text:span text:style-name="Source_20_Text">)</text:span> </text:p>
      <text:p text:style-name="P1"><text:bookmark text:name="IDX505"/><text:bookmark text:name="IDX506"/><text:bookmark text:name="IDX507"/><text:bookmark text:name="IDX508"/>Searches <text:span text:style-name="Variable">in</text:span> for an occurrence of <text:span text:style-name="Variable">find</text:span>. If it occurs, the value is <text:span text:style-name="Variable">find</text:span>; otherwise, the value is empty. You can use this function in a conditional to test for the presence of a specific substring in a given string. Thus, the two examples, </text:p>
      <text:p text:style-name="P3">$(findstring a,a b c)</text:p>
      <text:p text:style-name="P4">$(findstring a,b c)</text:p>
      <text:p text:style-name="List_20_Contents">produce the values <text:span text:style-name="Example">`a'</text:span> and <text:span text:style-name="Example">`'</text:span> (the empty string), respectively. See section <text:a xlink:type="simple" xlink:href="ftp://ftp.gnu.org/old-gnu/Manuals/make-3.79.1/html_chapter/make_7.html#SEC74" text:style-name="Internet_20_link" text:visited-style-name="Visited_20_Internet_20_Link">Conditionals that Test Flags</text:a>, for a practical application of <text:span text:style-name="Source_20_Text">findstring</text:span>. <text:bookmark text:name="IDX509"/><text:bookmark text:name="IDX510"/><text:bookmark text:name="IDX511"/></text:p>
      <text:p text:style-name="List_20_Heading"><text:span text:style-name="Source_20_Text">$(filter </text:span><text:span text:style-name="Source_20_Text"><text:span text:style-name="Variable">pattern</text:span></text:span><text:span text:style-name="Source_20_Text">...,</text:span><text:span text:style-name="Source_20_Text"><text:span text:style-name="Variable">text</text:span></text:span><text:span text:style-name="Source_20_Text">)</text:span> </text:p>
      <text:p text:style-name="P1">Returns all whitespace-separated words in <text:span text:style-name="Variable">text</text:span> that <text:span text:style-name="Emphasis">do</text:span> match any of the <text:span text:style-name="Variable">pattern</text:span> words, removing any words that <text:span text:style-name="Emphasis">do not</text:span> match. The patterns are written using <text:span text:style-name="Example">`%'</text:span>, just like the patterns used in the <text:span text:style-name="Source_20_Text">patsubst</text:span> function above. The <text:span text:style-name="Source_20_Text">filter</text:span> function can be used to separate out different types of strings (such as file names) in a variable. For example: </text:p>
      <text:p text:style-name="P3">sources := foo.c bar.c baz.s ugh.h</text:p>
      <text:p text:style-name="P3">foo: $(sources)</text:p>
      <text:p text:style-name="P4"><text:s text:c="8"/>cc $(filter %.c %.s,$(sources)) -o foo</text:p>
      <text:p text:style-name="List_20_Contents">says that <text:span text:style-name="Teletype">`foo'</text:span> depends of <text:span text:style-name="Teletype">`foo.c'</text:span>, <text:span text:style-name="Teletype">`bar.c'</text:span>, <text:span text:style-name="Teletype">`baz.s'</text:span> and <text:span text:style-name="Teletype">`ugh.h'</text:span> but only <text:span text:style-name="Teletype">`foo.c'</text:span>, <text:span text:style-name="Teletype">`bar.c'</text:span> and <text:span text:style-name="Teletype">`baz.s'</text:span> should be specified in the command to the compiler. </text:p>
      <text:p text:style-name="List_20_Heading"><text:span text:style-name="Source_20_Text">$(filter-out </text:span><text:span text:style-name="Source_20_Text"><text:span text:style-name="Variable">pattern</text:span></text:span><text:span text:style-name="Source_20_Text">...,</text:span><text:span text:style-name="Source_20_Text"><text:span text:style-name="Variable">text</text:span></text:span><text:span text:style-name="Source_20_Text">)</text:span> </text:p>
      <text:p text:style-name="P1"><text:bookmark text:name="IDX512"/><text:bookmark text:name="IDX513"/><text:bookmark text:name="IDX514"/>Returns all whitespace-separated words in <text:span text:style-name="Variable">text</text:span> that <text:span text:style-name="Emphasis">do not</text:span> match any of the <text:span text:style-name="Variable">pattern</text:span> words, removing the words that <text:span text:style-name="Emphasis">do</text:span> match one or more. This is the exact opposite of the <text:span text:style-name="Source_20_Text">filter</text:span> <text:soft-page-break/>function. Removes all whitespace-separated words in <text:span text:style-name="Variable">text</text:span> that <text:span text:style-name="Emphasis">do</text:span> match the <text:span text:style-name="Variable">pattern</text:span> words, returning only the words that <text:span text:style-name="Emphasis">do not</text:span> match. This is the exact opposite of the <text:span text:style-name="Source_20_Text">filter</text:span> function. For example, given: </text:p>
      <text:p text:style-name="P3">objects=main1.o foo.o main2.o bar.o</text:p>
      <text:p text:style-name="P4">mains=main1.o main2.o</text:p>
      <text:p text:style-name="P1">the following generates a list which contains all the object files not in <text:span text:style-name="Example">`mains'</text:span>: </text:p>
      <text:p text:style-name="P4">$(filter-out $(mains),$(objects))</text:p>
      <text:p text:style-name="List_20_Heading"><text:bookmark text:name="IDX515"/><text:bookmark text:name="IDX516"/><text:span text:style-name="Source_20_Text">$(sort </text:span><text:span text:style-name="Source_20_Text"><text:span text:style-name="Variable">list</text:span></text:span><text:span text:style-name="Source_20_Text">)</text:span> </text:p>
      <text:p text:style-name="P1">Sorts the words of <text:span text:style-name="Variable">list</text:span> in lexical order, removing duplicate words. The output is a list of words separated by single spaces. Thus, </text:p>
      <text:p text:style-name="P4">$(sort foo bar lose)</text:p>
      <text:p text:style-name="P1">returns the value <text:span text:style-name="Example">`bar foo lose'</text:span>. <text:bookmark text:name="IDX517"/><text:bookmark text:name="IDX518"/><text:bookmark text:name="IDX519"/>Incidentally, since <text:span text:style-name="Source_20_Text">sort</text:span> removes duplicate words, you can use it for this purpose even if you don't care about the sort order. </text:p>
      <text:p text:style-name="Text_20_body">Here is a realistic example of the use of <text:span text:style-name="Source_20_Text">subst</text:span> and <text:span text:style-name="Source_20_Text">patsubst</text:span>. Suppose that a makefile uses the <text:span text:style-name="Source_20_Text">VPATH</text:span> variable to specify a list of directories that <text:span text:style-name="Source_20_Text">make</text:span> should search for prerequisite files (see section <text:a xlink:type="simple" xlink:href="ftp://ftp.gnu.org/old-gnu/Manuals/make-3.79.1/html_chapter/make_4.html#SEC27" text:style-name="Internet_20_link" text:visited-style-name="Visited_20_Internet_20_Link"><text:span text:style-name="Source_20_Text">VPATH</text:span></text:a><text:a xlink:type="simple" xlink:href="ftp://ftp.gnu.org/old-gnu/Manuals/make-3.79.1/html_chapter/make_4.html#SEC27" text:style-name="Internet_20_link" text:visited-style-name="Visited_20_Internet_20_Link">: Search Path for All Prerequisites</text:a>). This example shows how to tell the C compiler to search for header files in the same list of directories. </text:p>
      <text:p text:style-name="Text_20_body">The value of <text:span text:style-name="Source_20_Text">VPATH</text:span> is a list of directories separated by colons, such as <text:span text:style-name="Example">`src:../headers'</text:span>. First, the <text:span text:style-name="Source_20_Text">subst</text:span> function is used to change the colons to spaces: </text:p>
      <text:p text:style-name="P2">$(subst :, ,$(VPATH))</text:p>
      <text:p text:style-name="Text_20_body">This produces <text:span text:style-name="Example">`src ../headers'</text:span>. Then <text:span text:style-name="Source_20_Text">patsubst</text:span> is used to turn each directory name into a <text:span text:style-name="Example">`-I'</text:span> flag. These can be added to the value of the variable <text:span text:style-name="Source_20_Text">CFLAGS</text:span>, which is passed automatically to the C compiler, like this: </text:p>
      <text:p text:style-name="P2">override CFLAGS += $(patsubst %,-I%,$(subst :, ,$(VPATH)))</text:p>
      <text:p text:style-name="Text_20_body">The effect is to append the text <text:span text:style-name="Example">`-Isrc -I../headers'</text:span> to the previously given value of <text:span text:style-name="Source_20_Text">CFLAGS</text:span>. The <text:span text:style-name="Source_20_Text">override</text:span> directive is used so that the new value is assigned even if the previous value of <text:span text:style-name="Source_20_Text">CFLAGS</text:span> was specified with a command argument (see section <text:a xlink:type="simple" xlink:href="ftp://ftp.gnu.org/old-gnu/Manuals/make-3.79.1/html_chapter/make_6.html#SEC66" text:style-name="Internet_20_link" text:visited-style-name="Visited_20_Internet_20_Link">The </text:a><text:a xlink:type="simple" xlink:href="ftp://ftp.gnu.org/old-gnu/Manuals/make-3.79.1/html_chapter/make_6.html#SEC66" text:style-name="Internet_20_link" text:visited-style-name="Visited_20_Internet_20_Link"><text:span text:style-name="Source_20_Text">override</text:span></text:a><text:a xlink:type="simple" xlink:href="ftp://ftp.gnu.org/old-gnu/Manuals/make-3.79.1/html_chapter/make_6.html#SEC66" text:style-name="Internet_20_link" text:visited-style-name="Visited_20_Internet_20_Link"> Directive</text:a>). </text:p>
      <text:h text:style-name="Heading_20_2" text:outline-level="2"><text:a xlink:type="simple" xlink:href="ftp://ftp.gnu.org/old-gnu/Manuals/make-3.79.1/html_chapter/make_toc.html#TOC78" office:name="SEC78" text:style-name="Internet_20_link" text:visited-style-name="Visited_20_Internet_20_Link">Functions for File Names</text:a></text:h>
      <text:p text:style-name="Text_20_body"><text:bookmark text:name="IDX520"/><text:bookmark text:name="IDX521"/>Several of the built-in expansion functions relate specifically to taking apart file names or lists of file names. </text:p>
      <text:p text:style-name="Text_20_body">Each of the following functions performs a specific transformation on a file name. The argument of the function is regarded as a series of file names, separated by whitespace. (Leading and trailing <text:soft-page-break/>whitespace is ignored.) Each file name in the series is transformed in the same way and the results are concatenated with single spaces between them. </text:p>
      <text:p text:style-name="List_20_Heading"><text:span text:style-name="Source_20_Text">$(dir </text:span><text:span text:style-name="Source_20_Text"><text:span text:style-name="Variable">names</text:span></text:span><text:span text:style-name="Source_20_Text">...)</text:span> </text:p>
      <text:p text:style-name="P1"><text:bookmark text:name="IDX522"/><text:bookmark text:name="IDX523"/><text:bookmark text:name="IDX524"/>Extracts the directory-part of each file name in <text:span text:style-name="Variable">names</text:span>. The directory-part of the file name is everything up through (and including) the last slash in it. If the file name contains no slash, the directory part is the string <text:span text:style-name="Example">`./'</text:span>. For example, </text:p>
      <text:p text:style-name="P4">$(dir src/foo.c hacks)</text:p>
      <text:p text:style-name="List_20_Contents">produces the result <text:span text:style-name="Example">`src/ ./'</text:span>. </text:p>
      <text:p text:style-name="List_20_Heading"><text:span text:style-name="Source_20_Text">$(notdir </text:span><text:span text:style-name="Source_20_Text"><text:span text:style-name="Variable">names</text:span></text:span><text:span text:style-name="Source_20_Text">...)</text:span> </text:p>
      <text:p text:style-name="P1"><text:bookmark text:name="IDX525"/><text:bookmark text:name="IDX526"/><text:bookmark text:name="IDX527"/>Extracts all but the directory-part of each file name in <text:span text:style-name="Variable">names</text:span>. If the file name contains no slash, it is left unchanged. Otherwise, everything through the last slash is removed from it. A file name that ends with a slash becomes an empty string. This is unfortunate, because it means that the result does not always have the same number of whitespace-separated file names as the argument had; but we do not see any other valid alternative. For example, </text:p>
      <text:p text:style-name="P4">$(notdir src/foo.c hacks)</text:p>
      <text:p text:style-name="List_20_Contents">produces the result <text:span text:style-name="Example">`foo.c hacks'</text:span>. </text:p>
      <text:p text:style-name="List_20_Heading"><text:span text:style-name="Source_20_Text">$(suffix </text:span><text:span text:style-name="Source_20_Text"><text:span text:style-name="Variable">names</text:span></text:span><text:span text:style-name="Source_20_Text">...)</text:span> </text:p>
      <text:p text:style-name="P1"><text:bookmark text:name="IDX528"/><text:bookmark text:name="IDX529"/><text:bookmark text:name="IDX530"/>Extracts the suffix of each file name in <text:span text:style-name="Variable">names</text:span>. If the file name contains a period, the suffix is everything starting with the last period. Otherwise, the suffix is the empty string. This frequently means that the result will be empty when <text:span text:style-name="Variable">names</text:span> is not, and if <text:span text:style-name="Variable">names</text:span> contains multiple file names, the result may contain fewer file names. For example, </text:p>
      <text:p text:style-name="P4">$(suffix src/foo.c src-1.0/bar.c hacks)</text:p>
      <text:p text:style-name="List_20_Contents">produces the result <text:span text:style-name="Example">`.c .c'</text:span>. </text:p>
      <text:p text:style-name="List_20_Heading"><text:span text:style-name="Source_20_Text">$(basename </text:span><text:span text:style-name="Source_20_Text"><text:span text:style-name="Variable">names</text:span></text:span><text:span text:style-name="Source_20_Text">...)</text:span> </text:p>
      <text:p text:style-name="P1"><text:bookmark text:name="IDX531"/><text:bookmark text:name="IDX532"/><text:bookmark text:name="IDX533"/>Extracts all but the suffix of each file name in <text:span text:style-name="Variable">names</text:span>. If the file name contains a period, the basename is everything starting up to (and not including) the last period. Periods in the directory part are ignored. If there is no period, the basename is the entire file name. For example, </text:p>
      <text:p text:style-name="P4">$(basename src/foo.c src-1.0/bar hacks)</text:p>
      <text:p text:style-name="List_20_Contents">produces the result <text:span text:style-name="Example">`src/foo src-1.0/bar hacks'</text:span>. </text:p>
      <text:p text:style-name="List_20_Heading"><text:span text:style-name="Source_20_Text">$(addsuffix </text:span><text:span text:style-name="Source_20_Text"><text:span text:style-name="Variable">suffix</text:span></text:span><text:span text:style-name="Source_20_Text">,</text:span><text:span text:style-name="Source_20_Text"><text:span text:style-name="Variable">names</text:span></text:span><text:span text:style-name="Source_20_Text">...)</text:span> </text:p>
      <text:p text:style-name="P1"><text:bookmark text:name="IDX534"/><text:bookmark text:name="IDX535"/><text:bookmark text:name="IDX536"/>The argument <text:span text:style-name="Variable">names</text:span> is regarded as a series of names, separated by whitespace; <text:span text:style-name="Variable">suffix</text:span> is used as a unit. The value of <text:span text:style-name="Variable">suffix</text:span> is appended to the end of each individual name and the resulting larger names are concatenated with single spaces between them. For example, </text:p>
      <text:p text:style-name="P4">$(addsuffix .c,foo bar)</text:p>
      <text:p text:style-name="List_20_Contents">produces the result <text:span text:style-name="Example">`foo.c bar.c'</text:span>. </text:p>
      <text:p text:style-name="List_20_Heading"><text:span text:style-name="Source_20_Text">$(addprefix </text:span><text:span text:style-name="Source_20_Text"><text:span text:style-name="Variable">prefix</text:span></text:span><text:span text:style-name="Source_20_Text">,</text:span><text:span text:style-name="Source_20_Text"><text:span text:style-name="Variable">names</text:span></text:span><text:span text:style-name="Source_20_Text">...)</text:span> </text:p>
      <text:p text:style-name="P1"><text:bookmark text:name="IDX537"/><text:bookmark text:name="IDX538"/><text:bookmark text:name="IDX539"/>The argument <text:span text:style-name="Variable">names</text:span> is regarded as a series of names, separated by whitespace; <text:span text:style-name="Variable">prefix</text:span> is used as a unit. The value of <text:span text:style-name="Variable">prefix</text:span> is prepended to the front of each individual name and the resulting larger <text:soft-page-break/>names are concatenated with single spaces between them. For example, </text:p>
      <text:p text:style-name="P4">$(addprefix src/,foo bar)</text:p>
      <text:p text:style-name="List_20_Contents">produces the result <text:span text:style-name="Example">`src/foo src/bar'</text:span>. </text:p>
      <text:p text:style-name="List_20_Heading"><text:span text:style-name="Source_20_Text">$(join </text:span><text:span text:style-name="Source_20_Text"><text:span text:style-name="Variable">list1</text:span></text:span><text:span text:style-name="Source_20_Text">,</text:span><text:span text:style-name="Source_20_Text"><text:span text:style-name="Variable">list2</text:span></text:span><text:span text:style-name="Source_20_Text">)</text:span> </text:p>
      <text:p text:style-name="List_20_Contents"><text:bookmark text:name="IDX540"/><text:bookmark text:name="IDX541"/><text:bookmark text:name="IDX542"/>Concatenates the two arguments word by word: the two first words (one from each argument) concatenated form the first word of the result, the two second words form the second word of the result, and so on. So the <text:span text:style-name="Variable">n</text:span>th word of the result comes from the <text:span text:style-name="Variable">n</text:span>th word of each argument. If one argument has more words that the other, the extra words are copied unchanged into the result. For example, <text:span text:style-name="Example">`$(join a b,.c .o)'</text:span> produces <text:span text:style-name="Example">`a.c b.o'</text:span>. Whitespace between the words in the lists is not preserved; it is replaced with a single space. This function can merge the results of the <text:span text:style-name="Source_20_Text">dir</text:span> and <text:span text:style-name="Source_20_Text">notdir</text:span> functions, to produce the original list of files which was given to those two functions. </text:p>
      <text:p text:style-name="List_20_Heading"><text:span text:style-name="Source_20_Text">$(word </text:span><text:span text:style-name="Source_20_Text"><text:span text:style-name="Variable">n</text:span></text:span><text:span text:style-name="Source_20_Text">,</text:span><text:span text:style-name="Source_20_Text"><text:span text:style-name="Variable">text</text:span></text:span><text:span text:style-name="Source_20_Text">)</text:span> </text:p>
      <text:p text:style-name="P1"><text:bookmark text:name="IDX543"/><text:bookmark text:name="IDX544"/><text:bookmark text:name="IDX545"/>Returns the <text:span text:style-name="Variable">n</text:span>th word of <text:span text:style-name="Variable">text</text:span>. The legitimate values of <text:span text:style-name="Variable">n</text:span> start from 1. If <text:span text:style-name="Variable">n</text:span> is bigger than the number of words in <text:span text:style-name="Variable">text</text:span>, the value is empty. For example, </text:p>
      <text:p text:style-name="P4">$(word 2, foo bar baz)</text:p>
      <text:p text:style-name="List_20_Contents">returns <text:span text:style-name="Example">`bar'</text:span>. </text:p>
      <text:p text:style-name="List_20_Heading"><text:span text:style-name="Source_20_Text">$(wordlist </text:span><text:span text:style-name="Source_20_Text"><text:span text:style-name="Variable">s</text:span></text:span><text:span text:style-name="Source_20_Text">,</text:span><text:span text:style-name="Source_20_Text"><text:span text:style-name="Variable">e</text:span></text:span><text:span text:style-name="Source_20_Text">,</text:span><text:span text:style-name="Source_20_Text"><text:span text:style-name="Variable">text</text:span></text:span><text:span text:style-name="Source_20_Text">)</text:span> </text:p>
      <text:p text:style-name="P1"><text:bookmark text:name="IDX546"/><text:bookmark text:name="IDX547"/><text:bookmark text:name="IDX548"/>Returns the list of words in <text:span text:style-name="Variable">text</text:span> starting with word <text:span text:style-name="Variable">s</text:span> and ending with word <text:span text:style-name="Variable">e</text:span> (inclusive). The legitimate values of <text:span text:style-name="Variable">s</text:span> and <text:span text:style-name="Variable">e</text:span> start from 1. If <text:span text:style-name="Variable">s</text:span> is bigger than the number of words in <text:span text:style-name="Variable">text</text:span>, the value is empty. If <text:span text:style-name="Variable">e</text:span> is bigger than the number of words in <text:span text:style-name="Variable">text</text:span>, words up to the end of <text:span text:style-name="Variable">text</text:span> are returned. If <text:span text:style-name="Variable">s</text:span> is greater than <text:span text:style-name="Variable">e</text:span>, nothing is returned. For example, </text:p>
      <text:p text:style-name="P4">$(wordlist 2, 3, foo bar baz)</text:p>
      <text:p text:style-name="List_20_Contents">returns <text:span text:style-name="Example">`bar baz'</text:span>. </text:p>
      <text:p text:style-name="List_20_Heading"><text:span text:style-name="Source_20_Text">$(words </text:span><text:span text:style-name="Source_20_Text"><text:span text:style-name="Variable">text</text:span></text:span><text:span text:style-name="Source_20_Text">)</text:span> </text:p>
      <text:p text:style-name="List_20_Contents"><text:bookmark text:name="IDX549"/><text:bookmark text:name="IDX550"/>Returns the number of words in <text:span text:style-name="Variable">text</text:span>. Thus, the last word of <text:span text:style-name="Variable">text</text:span> is <text:span text:style-name="Source_20_Text">$(word $(words </text:span><text:span text:style-name="Source_20_Text"><text:span text:style-name="Variable">text</text:span></text:span><text:span text:style-name="Source_20_Text">),</text:span><text:span text:style-name="Source_20_Text"><text:span text:style-name="Variable">text</text:span></text:span><text:span text:style-name="Source_20_Text">)</text:span>. </text:p>
      <text:p text:style-name="List_20_Heading"><text:span text:style-name="Source_20_Text">$(firstword </text:span><text:span text:style-name="Source_20_Text"><text:span text:style-name="Variable">names</text:span></text:span><text:span text:style-name="Source_20_Text">...)</text:span> </text:p>
      <text:p text:style-name="P1"><text:bookmark text:name="IDX551"/><text:bookmark text:name="IDX552"/>The argument <text:span text:style-name="Variable">names</text:span> is regarded as a series of names, separated by whitespace. The value is the first name in the series. The rest of the names are ignored. For example, </text:p>
      <text:p text:style-name="P4">$(firstword foo bar)</text:p>
      <text:p text:style-name="List_20_Contents">produces the result <text:span text:style-name="Example">`foo'</text:span>. Although <text:span text:style-name="Source_20_Text">$(firstword </text:span><text:span text:style-name="Source_20_Text"><text:span text:style-name="Variable">text</text:span></text:span><text:span text:style-name="Source_20_Text">)</text:span> is the same as <text:span text:style-name="Source_20_Text">$(word 1,</text:span><text:span text:style-name="Source_20_Text"><text:span text:style-name="Variable">text</text:span></text:span><text:span text:style-name="Source_20_Text">)</text:span>, the <text:span text:style-name="Source_20_Text">firstword</text:span> function is retained for its simplicity. </text:p>
      <text:p text:style-name="List_20_Heading"><text:span text:style-name="Source_20_Text">$(wildcard </text:span><text:span text:style-name="Source_20_Text"><text:span text:style-name="Variable">pattern</text:span></text:span><text:span text:style-name="Source_20_Text">)</text:span> </text:p>
      <text:p text:style-name="P1"><text:bookmark text:name="IDX553"/><text:bookmark text:name="IDX554"/>The argument <text:span text:style-name="Variable">pattern</text:span> is a file name pattern, typically containing wildcard characters (as in shell file name patterns). The result of <text:span text:style-name="Source_20_Text">wildcard</text:span> is a space-separated list of the names of existing files that match the pattern. See section <text:a xlink:type="simple" xlink:href="ftp://ftp.gnu.org/old-gnu/Manuals/make-3.79.1/html_chapter/make_4.html#SEC22" text:style-name="Internet_20_link" text:visited-style-name="Visited_20_Internet_20_Link">Using Wildcard Characters in File Names</text:a>. </text:p>
      <text:h text:style-name="Heading_20_2" text:outline-level="2"><text:soft-page-break/><text:a xlink:type="simple" xlink:href="ftp://ftp.gnu.org/old-gnu/Manuals/make-3.79.1/html_chapter/make_toc.html#TOC79" office:name="SEC79" text:style-name="Internet_20_link" text:visited-style-name="Visited_20_Internet_20_Link">The </text:a><text:a xlink:type="simple" xlink:href="ftp://ftp.gnu.org/old-gnu/Manuals/make-3.79.1/html_chapter/make_toc.html#TOC79" office:name="SEC79" text:style-name="Internet_20_link" text:visited-style-name="Visited_20_Internet_20_Link"><text:span text:style-name="Source_20_Text">foreach</text:span></text:a><text:a xlink:type="simple" xlink:href="ftp://ftp.gnu.org/old-gnu/Manuals/make-3.79.1/html_chapter/make_toc.html#TOC79" office:name="SEC79" text:style-name="Internet_20_link" text:visited-style-name="Visited_20_Internet_20_Link"> Function</text:a></text:h>
      <text:p text:style-name="Text_20_body"><text:bookmark text:name="IDX555"/><text:bookmark text:name="IDX556"/>The <text:span text:style-name="Source_20_Text">foreach</text:span> function is very different from other functions. It causes one piece of text to be used repeatedly, each time with a different substitution performed on it. It resembles the <text:span text:style-name="Source_20_Text">for</text:span> command in the shell <text:span text:style-name="Source_20_Text">sh</text:span> and the <text:span text:style-name="Source_20_Text">foreach</text:span> command in the C-shell <text:span text:style-name="Source_20_Text">csh</text:span>. </text:p>
      <text:p text:style-name="Text_20_body">The syntax of the <text:span text:style-name="Source_20_Text">foreach</text:span> function is: </text:p>
      <text:p text:style-name="P2">$(foreach <text:span text:style-name="Variable">var</text:span>,<text:span text:style-name="Variable">list</text:span>,<text:span text:style-name="Variable">text</text:span>)</text:p>
      <text:p text:style-name="Text_20_body">The first two arguments, <text:span text:style-name="Variable">var</text:span> and <text:span text:style-name="Variable">list</text:span>, are expanded before anything else is done; note that the last argument, <text:span text:style-name="Variable">text</text:span>, is <text:span text:style-name="Strong_20_Emphasis">not</text:span> expanded at the same time. Then for each word of the expanded value of <text:span text:style-name="Variable">list</text:span>, the variable named by the expanded value of <text:span text:style-name="Variable">var</text:span> is set to that word, and <text:span text:style-name="Variable">text</text:span> is expanded. Presumably <text:span text:style-name="Variable">text</text:span> contains references to that variable, so its expansion will be different each time. </text:p>
      <text:p text:style-name="Text_20_body">The result is that <text:span text:style-name="Variable">text</text:span> is expanded as many times as there are whitespace-separated words in <text:span text:style-name="Variable">list</text:span>. The multiple expansions of <text:span text:style-name="Variable">text</text:span> are concatenated, with spaces between them, to make the result of <text:span text:style-name="Source_20_Text">foreach</text:span>. </text:p>
      <text:p text:style-name="Text_20_body">This simple example sets the variable <text:span text:style-name="Example">`files'</text:span> to the list of all files in the directories in the list <text:span text:style-name="Example">`dirs'</text:span>: </text:p>
      <text:p text:style-name="Preformatted_20_Text">dirs := a b c d</text:p>
      <text:p text:style-name="P2">files := $(foreach dir,$(dirs),$(wildcard $(dir)/*))</text:p>
      <text:p text:style-name="Text_20_body">Here <text:span text:style-name="Variable">text</text:span> is <text:span text:style-name="Example">`$(wildcard $(dir)/*)'</text:span>. The first repetition finds the value <text:span text:style-name="Example">`a'</text:span> for <text:span text:style-name="Source_20_Text">dir</text:span>, so it produces the same result as <text:span text:style-name="Example">`$(wildcard a/*)'</text:span>; the second repetition produces the result of <text:span text:style-name="Example">`$(wildcard b/*)'</text:span>; and the third, that of <text:span text:style-name="Example">`$(wildcard c/*)'</text:span>. </text:p>
      <text:p text:style-name="Text_20_body">This example has the same result (except for setting <text:span text:style-name="Example">`dirs'</text:span>) as the following example: </text:p>
      <text:p text:style-name="P2">files := $(wildcard a/* b/* c/* d/*)</text:p>
      <text:p text:style-name="Text_20_body">When <text:span text:style-name="Variable">text</text:span> is complicated, you can improve readability by giving it a name, with an additional variable: </text:p>
      <text:p text:style-name="Preformatted_20_Text">find_files = $(wildcard $(dir)/*)</text:p>
      <text:p text:style-name="Preformatted_20_Text">dirs := a b c d</text:p>
      <text:p text:style-name="P2">files := $(foreach dir,$(dirs),$(find_files))</text:p>
      <text:p text:style-name="Text_20_body">Here we use the variable <text:span text:style-name="Source_20_Text">find_files</text:span> this way. We use plain <text:span text:style-name="Example">`='</text:span> to define a recursively-expanding variable, so that its value contains an actual function call to be reexpanded under the control of <text:span text:style-name="Source_20_Text">foreach</text:span>; a simply-expanded variable would not do, since <text:span text:style-name="Source_20_Text">wildcard</text:span> would be called only once at the time of defining <text:span text:style-name="Source_20_Text">find_files</text:span>. </text:p>
      <text:p text:style-name="Text_20_body">The <text:span text:style-name="Source_20_Text">foreach</text:span> function has no permanent effect on the variable <text:span text:style-name="Variable">var</text:span>; its value and flavor after the <text:span text:style-name="Source_20_Text">foreach</text:span> function call are the same as they were beforehand. The other values which are taken from <text:span text:style-name="Variable">list</text:span> are in effect only temporarily, during the execution of <text:span text:style-name="Source_20_Text">foreach</text:span>. The variable <text:span text:style-name="Variable">var</text:span> is a simply-expanded variable during the execution of <text:span text:style-name="Source_20_Text">foreach</text:span>. If <text:span text:style-name="Variable">var</text:span> was undefined before the <text:span text:style-name="Source_20_Text">foreach</text:span> <text:soft-page-break/>function call, it is undefined after the call. See section <text:a xlink:type="simple" xlink:href="ftp://ftp.gnu.org/old-gnu/Manuals/make-3.79.1/html_chapter/make_6.html#SEC59" text:style-name="Internet_20_link" text:visited-style-name="Visited_20_Internet_20_Link">The Two Flavors of Variables</text:a>. </text:p>
      <text:p text:style-name="Text_20_body">You must take care when using complex variable expressions that result in variable names because many strange things are valid variable names, but are probably not what you intended. For example, </text:p>
      <text:p text:style-name="P2">files := $(foreach Esta escrito en espanol!,b c ch,$(find_files))</text:p>
      <text:p text:style-name="Text_20_body">might be useful if the value of <text:span text:style-name="Source_20_Text">find_files</text:span> references the variable whose name is <text:span text:style-name="Example">`Esta escrito en espanol!'</text:span> (es un nombre bastante largo, no?), but it is more likely to be a mistake. </text:p>
      <text:h text:style-name="Heading_20_2" text:outline-level="2"><text:a xlink:type="simple" xlink:href="ftp://ftp.gnu.org/old-gnu/Manuals/make-3.79.1/html_chapter/make_toc.html#TOC80" office:name="SEC80" text:style-name="Internet_20_link" text:visited-style-name="Visited_20_Internet_20_Link">The </text:a><text:a xlink:type="simple" xlink:href="ftp://ftp.gnu.org/old-gnu/Manuals/make-3.79.1/html_chapter/make_toc.html#TOC80" office:name="SEC80" text:style-name="Internet_20_link" text:visited-style-name="Visited_20_Internet_20_Link"><text:span text:style-name="Source_20_Text">if</text:span></text:a><text:a xlink:type="simple" xlink:href="ftp://ftp.gnu.org/old-gnu/Manuals/make-3.79.1/html_chapter/make_toc.html#TOC80" office:name="SEC80" text:style-name="Internet_20_link" text:visited-style-name="Visited_20_Internet_20_Link"> Function</text:a></text:h>
      <text:p text:style-name="Text_20_body"><text:bookmark text:name="IDX557"/><text:bookmark text:name="IDX558"/>The <text:span text:style-name="Source_20_Text">if</text:span> function provides support for conditional expansion in a functional context (as opposed to the GNU <text:span text:style-name="Source_20_Text">make</text:span> makefile conditionals such as <text:span text:style-name="Source_20_Text">ifeq</text:span> (see section <text:a xlink:type="simple" xlink:href="ftp://ftp.gnu.org/old-gnu/Manuals/make-3.79.1/html_chapter/make_7.html#SEC73" text:style-name="Internet_20_link" text:visited-style-name="Visited_20_Internet_20_Link">Syntax of Conditionals</text:a>). </text:p>
      <text:p text:style-name="Text_20_body">An <text:span text:style-name="Source_20_Text">if</text:span> function call can contain either two or three arguments: </text:p>
      <text:p text:style-name="P2">$(if <text:span text:style-name="Variable">condition</text:span>,<text:span text:style-name="Variable">then-part</text:span>[,<text:span text:style-name="Variable">else-part</text:span>])</text:p>
      <text:p text:style-name="Text_20_body">The first argument, <text:span text:style-name="Variable">condition</text:span>, first has all preceding and trailing whitespace stripped, then is expanded. If it expands to any non-empty string, then the condition is considered to be true. If it expands to an empty string, the condition is considered to be false. </text:p>
      <text:p text:style-name="Text_20_body">If the condition is true then the second argument, <text:span text:style-name="Variable">then-part</text:span>, is evaluated and this is used as the result of the evaluation of the entire <text:span text:style-name="Source_20_Text">if</text:span> function. </text:p>
      <text:p text:style-name="Text_20_body">If the condition is false then the third argument, <text:span text:style-name="Variable">else-part</text:span>, is evaluated and this is the result of the <text:span text:style-name="Source_20_Text">if</text:span> function. If there is no third argument, the <text:span text:style-name="Source_20_Text">if</text:span> function evaluates to nothing (the empty string). </text:p>
      <text:p text:style-name="Text_20_body">Note that only one of the <text:span text:style-name="Variable">then-part</text:span> or the <text:span text:style-name="Variable">else-part</text:span> will be evaluated, never both. Thus, either can contain side-effects (such as <text:span text:style-name="Source_20_Text">shell</text:span> function calls, etc.) </text:p>
      <text:h text:style-name="Heading_20_2" text:outline-level="2"><text:a xlink:type="simple" xlink:href="ftp://ftp.gnu.org/old-gnu/Manuals/make-3.79.1/html_chapter/make_toc.html#TOC81" office:name="SEC81" text:style-name="Internet_20_link" text:visited-style-name="Visited_20_Internet_20_Link">The </text:a><text:a xlink:type="simple" xlink:href="ftp://ftp.gnu.org/old-gnu/Manuals/make-3.79.1/html_chapter/make_toc.html#TOC81" office:name="SEC81" text:style-name="Internet_20_link" text:visited-style-name="Visited_20_Internet_20_Link"><text:span text:style-name="Source_20_Text">call</text:span></text:a><text:a xlink:type="simple" xlink:href="ftp://ftp.gnu.org/old-gnu/Manuals/make-3.79.1/html_chapter/make_toc.html#TOC81" office:name="SEC81" text:style-name="Internet_20_link" text:visited-style-name="Visited_20_Internet_20_Link"> Function</text:a></text:h>
      <text:p text:style-name="Text_20_body"><text:bookmark text:name="IDX559"/><text:bookmark text:name="IDX560"/><text:bookmark text:name="IDX561"/>The <text:span text:style-name="Source_20_Text">call</text:span> function is unique in that it can be used to create new parameterized functions. You can write a complex expression as the value of a variable, then use <text:span text:style-name="Source_20_Text">call</text:span> to expand it with different values. </text:p>
      <text:p text:style-name="Text_20_body">The syntax of the <text:span text:style-name="Source_20_Text">call</text:span> function is: </text:p>
      <text:p text:style-name="P2">$(call <text:span text:style-name="Variable">variable</text:span>,<text:span text:style-name="Variable">param</text:span>,<text:span text:style-name="Variable">param</text:span>,...)</text:p>
      <text:p text:style-name="Text_20_body">When <text:span text:style-name="Source_20_Text">make</text:span> expands this function, it assigns each <text:span text:style-name="Variable">param</text:span> to temporary variables <text:span text:style-name="Source_20_Text">$(1)</text:span>, <text:span text:style-name="Source_20_Text">$(2)</text:span>, etc. The variable <text:span text:style-name="Source_20_Text">$(0)</text:span> will contain <text:span text:style-name="Variable">variable</text:span>. There is no maximum number of parameter arguments. There is no minimum, either, but it doesn't make sense to use <text:span text:style-name="Source_20_Text">call</text:span> with no parameters. </text:p>
      <text:p text:style-name="Text_20_body">Then <text:span text:style-name="Variable">variable</text:span> is expanded as a <text:span text:style-name="Source_20_Text">make</text:span> variable in the context of these temporary assignments. Thus, any reference to <text:span text:style-name="Source_20_Text">$(1)</text:span> in the value of <text:span text:style-name="Variable">variable</text:span> will resolve to the first <text:span text:style-name="Variable">param</text:span> in the invocation of <text:span text:style-name="Source_20_Text">call</text:span>. </text:p>
      <text:p text:style-name="Text_20_body"><text:soft-page-break/>Note that <text:span text:style-name="Variable">variable</text:span> is the <text:span text:style-name="Emphasis">name</text:span> of a variable, not a <text:span text:style-name="Emphasis">reference</text:span> to that variable. Therefore you would not normally use a <text:span text:style-name="Example">`$'</text:span> or parentheses when writing it. (You can, however, use a variable reference in the name if you want the name not to be a constant.) </text:p>
      <text:p text:style-name="Text_20_body">If <text:span text:style-name="Variable">variable</text:span> is the name of a builtin function, the builtin function is always invoked (even if a <text:span text:style-name="Source_20_Text">make</text:span> variable by that name also exists). </text:p>
      <text:p text:style-name="Text_20_body">The <text:span text:style-name="Source_20_Text">call</text:span> function expands the <text:span text:style-name="Variable">param</text:span> arguments before assigning them to temporary variables. This means that <text:span text:style-name="Variable">variable</text:span> values containing references to builtin functions that have special expansion rules, like <text:span text:style-name="Source_20_Text">foreach</text:span> or <text:span text:style-name="Source_20_Text">if</text:span>, may not work as you expect. </text:p>
      <text:p text:style-name="Text_20_body">Some examples may make this clearer. </text:p>
      <text:p text:style-name="Text_20_body">This macro simply reverses its arguments: </text:p>
      <text:p text:style-name="Preformatted_20_Text">reverse = $(2) $(1)</text:p>
      <text:p text:style-name="Preformatted_20_Text"/>
      <text:p text:style-name="P2">foo = $(call reverse,a,b)</text:p>
      <text:p text:style-name="Text_20_body">Here <text:span text:style-name="Variable">foo</text:span> will contain <text:span text:style-name="Example">`b a'</text:span>. </text:p>
      <text:p text:style-name="Text_20_body">This one is slightly more interesting: it defines a macro to search for the first instance of a program in <text:span text:style-name="Source_20_Text">PATH</text:span>: </text:p>
      <text:p text:style-name="Preformatted_20_Text">pathsearch = $(firstword $(wildcard $(addsufix /$(1),$(subst :, ,$(PATH)))))</text:p>
      <text:p text:style-name="Preformatted_20_Text"/>
      <text:p text:style-name="P2">LS := $(call pathsearch,ls)</text:p>
      <text:p text:style-name="Text_20_body">Now the variable LS contains <text:span text:style-name="Source_20_Text">/bin/ls</text:span> or similar. </text:p>
      <text:p text:style-name="Text_20_body">The <text:span text:style-name="Source_20_Text">call</text:span> function can be nested. Each recursive invocation gets its own local values for <text:span text:style-name="Source_20_Text">$(1)</text:span>, etc. that mask the values of higher-level <text:span text:style-name="Source_20_Text">call</text:span>. For example, here is an implementation of a <text:span text:style-name="Strong_20_Emphasis">map</text:span> function: </text:p>
      <text:p text:style-name="P2">map = $(foreach a,$(2),$(call $(1),$(a)))</text:p>
      <text:p text:style-name="Text_20_body">Now you can <text:span text:style-name="Variable">map</text:span> a function that normally takes only one argument, such as <text:span text:style-name="Source_20_Text">origin</text:span>, to multiple values in one step: </text:p>
      <text:p text:style-name="P2">o = $(call map,origin,o map MAKE)</text:p>
      <text:p text:style-name="Text_20_body">and end up with <text:span text:style-name="Variable">o</text:span> containing something like <text:span text:style-name="Example">`file file default'</text:span>. </text:p>
      <text:p text:style-name="Text_20_body">A final caution: be careful when adding whitespace to the arguments to <text:span text:style-name="Source_20_Text">call</text:span>. As with other functions, any whitespace contained in the second and subsequent arguments is kept; this can cause strange effects. It's generally safest to remove all extraneous whitespace when providing parameters to <text:span text:style-name="Source_20_Text">call</text:span>. </text:p>
      <text:h text:style-name="Heading_20_2" text:outline-level="2"><text:a xlink:type="simple" xlink:href="ftp://ftp.gnu.org/old-gnu/Manuals/make-3.79.1/html_chapter/make_toc.html#TOC82" office:name="SEC82" text:style-name="Internet_20_link" text:visited-style-name="Visited_20_Internet_20_Link">The </text:a><text:a xlink:type="simple" xlink:href="ftp://ftp.gnu.org/old-gnu/Manuals/make-3.79.1/html_chapter/make_toc.html#TOC82" office:name="SEC82" text:style-name="Internet_20_link" text:visited-style-name="Visited_20_Internet_20_Link"><text:span text:style-name="Source_20_Text">origin</text:span></text:a><text:a xlink:type="simple" xlink:href="ftp://ftp.gnu.org/old-gnu/Manuals/make-3.79.1/html_chapter/make_toc.html#TOC82" office:name="SEC82" text:style-name="Internet_20_link" text:visited-style-name="Visited_20_Internet_20_Link"> Function</text:a></text:h>
      <text:p text:style-name="Text_20_body"><text:bookmark text:name="IDX562"/><text:bookmark text:name="IDX563"/><text:bookmark text:name="IDX564"/>The <text:span text:style-name="Source_20_Text">origin</text:span> function is unlike most other functions in that it does not operate on the values of variables; it tells you something <text:span text:style-name="Emphasis">about</text:span> a variable. Specifically, it tells you where it came from. </text:p>
      <text:p text:style-name="Text_20_body"><text:soft-page-break/>The syntax of the <text:span text:style-name="Source_20_Text">origin</text:span> function is: </text:p>
      <text:p text:style-name="P2">$(origin <text:span text:style-name="Variable">variable</text:span>)</text:p>
      <text:p text:style-name="Text_20_body">Note that <text:span text:style-name="Variable">variable</text:span> is the <text:span text:style-name="Emphasis">name</text:span> of a variable to inquire about; not a <text:span text:style-name="Emphasis">reference</text:span> to that variable. Therefore you would not normally use a <text:span text:style-name="Example">`$'</text:span> or parentheses when writing it. (You can, however, use a variable reference in the name if you want the name not to be a constant.) </text:p>
      <text:p text:style-name="Text_20_body">The result of this function is a string telling you how the variable <text:span text:style-name="Variable">variable</text:span> was defined: </text:p>
      <text:p text:style-name="List_20_Heading"><text:span text:style-name="Example">`undefined'</text:span> </text:p>
      <text:p text:style-name="List_20_Contents">if <text:span text:style-name="Variable">variable</text:span> was never defined. </text:p>
      <text:p text:style-name="List_20_Heading"><text:span text:style-name="Example">`default'</text:span> </text:p>
      <text:p text:style-name="List_20_Contents">if <text:span text:style-name="Variable">variable</text:span> has a default definition, as is usual with <text:span text:style-name="Source_20_Text">CC</text:span> and so on. See section <text:a xlink:type="simple" xlink:href="ftp://ftp.gnu.org/old-gnu/Manuals/make-3.79.1/html_chapter/make_10.html#SEC96" text:style-name="Internet_20_link" text:visited-style-name="Visited_20_Internet_20_Link">Variables Used by Implicit Rules</text:a>. Note that if you have redefined a default variable, the <text:span text:style-name="Source_20_Text">origin</text:span> function will return the origin of the later definition. </text:p>
      <text:p text:style-name="List_20_Heading"><text:span text:style-name="Example">`environment'</text:span> </text:p>
      <text:p text:style-name="List_20_Contents">if <text:span text:style-name="Variable">variable</text:span> was defined as an environment variable and the <text:span text:style-name="Example">`-e'</text:span> option is <text:span text:style-name="Emphasis">not</text:span> turned on (see section <text:a xlink:type="simple" xlink:href="ftp://ftp.gnu.org/old-gnu/Manuals/make-3.79.1/html_chapter/make_9.html#SEC92" text:style-name="Internet_20_link" text:visited-style-name="Visited_20_Internet_20_Link">Summary of Options</text:a>). </text:p>
      <text:p text:style-name="List_20_Heading"><text:span text:style-name="Example">`environment override'</text:span> </text:p>
      <text:p text:style-name="List_20_Contents">if <text:span text:style-name="Variable">variable</text:span> was defined as an environment variable and the <text:span text:style-name="Example">`-e'</text:span> option <text:span text:style-name="Emphasis">is</text:span> turned on (see section <text:a xlink:type="simple" xlink:href="ftp://ftp.gnu.org/old-gnu/Manuals/make-3.79.1/html_chapter/make_9.html#SEC92" text:style-name="Internet_20_link" text:visited-style-name="Visited_20_Internet_20_Link">Summary of Options</text:a>). </text:p>
      <text:p text:style-name="List_20_Heading"><text:span text:style-name="Example">`file'</text:span> </text:p>
      <text:p text:style-name="List_20_Contents">if <text:span text:style-name="Variable">variable</text:span> was defined in a makefile. </text:p>
      <text:p text:style-name="List_20_Heading"><text:span text:style-name="Example">`command line'</text:span> </text:p>
      <text:p text:style-name="List_20_Contents">if <text:span text:style-name="Variable">variable</text:span> was defined on the command line. </text:p>
      <text:p text:style-name="List_20_Heading"><text:span text:style-name="Example">`override'</text:span> </text:p>
      <text:p text:style-name="List_20_Contents">if <text:span text:style-name="Variable">variable</text:span> was defined with an <text:span text:style-name="Source_20_Text">override</text:span> directive in a makefile (see section <text:a xlink:type="simple" xlink:href="ftp://ftp.gnu.org/old-gnu/Manuals/make-3.79.1/html_chapter/make_6.html#SEC66" text:style-name="Internet_20_link" text:visited-style-name="Visited_20_Internet_20_Link">The </text:a><text:a xlink:type="simple" xlink:href="ftp://ftp.gnu.org/old-gnu/Manuals/make-3.79.1/html_chapter/make_6.html#SEC66" text:style-name="Internet_20_link" text:visited-style-name="Visited_20_Internet_20_Link"><text:span text:style-name="Source_20_Text">override</text:span></text:a><text:a xlink:type="simple" xlink:href="ftp://ftp.gnu.org/old-gnu/Manuals/make-3.79.1/html_chapter/make_6.html#SEC66" text:style-name="Internet_20_link" text:visited-style-name="Visited_20_Internet_20_Link"> Directive</text:a>). </text:p>
      <text:p text:style-name="List_20_Heading"><text:span text:style-name="Example">`automatic'</text:span> </text:p>
      <text:p text:style-name="P1">if <text:span text:style-name="Variable">variable</text:span> is an automatic variable defined for the execution of the commands for each rule (see section <text:a xlink:type="simple" xlink:href="ftp://ftp.gnu.org/old-gnu/Manuals/make-3.79.1/html_chapter/make_10.html#SEC101" text:style-name="Internet_20_link" text:visited-style-name="Visited_20_Internet_20_Link">Automatic Variables</text:a>). </text:p>
      <text:p text:style-name="Text_20_body">This information is primarily useful (other than for your curiosity) to determine if you want to believe the value of a variable. For example, suppose you have a makefile <text:span text:style-name="Teletype">`foo'</text:span> that includes another makefile <text:span text:style-name="Teletype">`bar'</text:span>. You want a variable <text:span text:style-name="Source_20_Text">bletch</text:span> to be defined in <text:span text:style-name="Teletype">`bar'</text:span> if you run the command <text:span text:style-name="Example">`make -f bar'</text:span>, even if the environment contains a definition of <text:span text:style-name="Source_20_Text">bletch</text:span>. However, if <text:span text:style-name="Teletype">`foo'</text:span> defined <text:span text:style-name="Source_20_Text">bletch</text:span> before including <text:span text:style-name="Teletype">`bar'</text:span>, you do not want to override that definition. This could be done by using an <text:span text:style-name="Source_20_Text">override</text:span> directive in <text:span text:style-name="Teletype">`foo'</text:span>, giving that definition precedence over the later definition in <text:span text:style-name="Teletype">`bar'</text:span>; unfortunately, the <text:span text:style-name="Source_20_Text">override</text:span> directive would also override any command line definitions. So, <text:span text:style-name="Teletype">`bar'</text:span> could include: </text:p>
      <text:p text:style-name="Preformatted_20_Text">ifdef bletch</text:p>
      <text:p text:style-name="Preformatted_20_Text">ifeq "$(origin bletch)" "environment"</text:p>
      <text:p text:style-name="Preformatted_20_Text">bletch = barf, gag, etc.</text:p>
      <text:p text:style-name="Preformatted_20_Text">endif</text:p>
      <text:p text:style-name="P2">endif</text:p>
      <text:p text:style-name="Text_20_body"><text:soft-page-break/>If <text:span text:style-name="Source_20_Text">bletch</text:span> has been defined from the environment, this will redefine it. </text:p>
      <text:p text:style-name="Text_20_body">If you want to override a previous definition of <text:span text:style-name="Source_20_Text">bletch</text:span> if it came from the environment, even under <text:span text:style-name="Example">`-e'</text:span>, you could instead write: </text:p>
      <text:p text:style-name="Preformatted_20_Text">ifneq "$(findstring environment,$(origin bletch))" ""</text:p>
      <text:p text:style-name="Preformatted_20_Text">bletch = barf, gag, etc.</text:p>
      <text:p text:style-name="P2">endif</text:p>
      <text:p text:style-name="Text_20_body">Here the redefinition takes place if <text:span text:style-name="Example">`$(origin bletch)'</text:span> returns either <text:span text:style-name="Example">`environment'</text:span> or <text:span text:style-name="Example">`environment override'</text:span>. See section <text:a xlink:type="simple" xlink:href="ftp://ftp.gnu.org/old-gnu/Manuals/make-3.79.1/html_chapter/make_8.html#SEC77" text:style-name="Internet_20_link" text:visited-style-name="Visited_20_Internet_20_Link">Functions for String Substitution and Analysis</text:a>. </text:p>
      <text:h text:style-name="Heading_20_2" text:outline-level="2"><text:a xlink:type="simple" xlink:href="ftp://ftp.gnu.org/old-gnu/Manuals/make-3.79.1/html_chapter/make_toc.html#TOC83" office:name="SEC83" text:style-name="Internet_20_link" text:visited-style-name="Visited_20_Internet_20_Link">The </text:a><text:a xlink:type="simple" xlink:href="ftp://ftp.gnu.org/old-gnu/Manuals/make-3.79.1/html_chapter/make_toc.html#TOC83" office:name="SEC83" text:style-name="Internet_20_link" text:visited-style-name="Visited_20_Internet_20_Link"><text:span text:style-name="Source_20_Text">shell</text:span></text:a><text:a xlink:type="simple" xlink:href="ftp://ftp.gnu.org/old-gnu/Manuals/make-3.79.1/html_chapter/make_toc.html#TOC83" office:name="SEC83" text:style-name="Internet_20_link" text:visited-style-name="Visited_20_Internet_20_Link"> Function</text:a></text:h>
      <text:p text:style-name="Text_20_body"><text:bookmark text:name="IDX565"/><text:bookmark text:name="IDX566"/><text:bookmark text:name="IDX567"/><text:bookmark text:name="IDX568"/>The <text:span text:style-name="Source_20_Text">shell</text:span> function is unlike any other function except the <text:span text:style-name="Source_20_Text">wildcard</text:span> function (see section <text:a xlink:type="simple" xlink:href="ftp://ftp.gnu.org/old-gnu/Manuals/make-3.79.1/html_chapter/make_4.html#SEC25" text:style-name="Internet_20_link" text:visited-style-name="Visited_20_Internet_20_Link">The Function </text:a><text:a xlink:type="simple" xlink:href="ftp://ftp.gnu.org/old-gnu/Manuals/make-3.79.1/html_chapter/make_4.html#SEC25" text:style-name="Internet_20_link" text:visited-style-name="Visited_20_Internet_20_Link"><text:span text:style-name="Source_20_Text">wildcard</text:span></text:a>) in that it communicates with the world outside of <text:span text:style-name="Source_20_Text">make</text:span>. </text:p>
      <text:p text:style-name="Text_20_body">The <text:span text:style-name="Source_20_Text">shell</text:span> function performs the same function that backquotes (<text:span text:style-name="Example">``'</text:span>) perform in most shells: it does <text:span text:style-name="Strong_20_Emphasis">command expansion</text:span>. This means that it takes an argument that is a shell command and returns the output of the command. The only processing <text:span text:style-name="Source_20_Text">make</text:span> does on the result, before substituting it into the surrounding text, is to convert each newline or carriage-return / newline pair to a single space. It also removes the trailing (carriage-return and) newline, if it's the last thing in the result. </text:p>
      <text:p text:style-name="Text_20_body">The commands run by calls to the <text:span text:style-name="Source_20_Text">shell</text:span> function are run when the function calls are expanded. In most cases, this is when the makefile is read in. The exception is that function calls in the commands of the rules are expanded when the commands are run, and this applies to <text:span text:style-name="Source_20_Text">shell</text:span> function calls like all others. </text:p>
      <text:p text:style-name="Text_20_body">Here are some examples of the use of the <text:span text:style-name="Source_20_Text">shell</text:span> function: </text:p>
      <text:p text:style-name="P2">contents := $(shell cat foo)</text:p>
      <text:p text:style-name="Text_20_body">sets <text:span text:style-name="Source_20_Text">contents</text:span> to the contents of the file <text:span text:style-name="Teletype">`foo'</text:span>, with a space (rather than a newline) separating each line. </text:p>
      <text:p text:style-name="P2">files := $(shell echo *.c)</text:p>
      <text:p text:style-name="Text_20_body">sets <text:span text:style-name="Source_20_Text">files</text:span> to the expansion of <text:span text:style-name="Example">`*.c'</text:span>. Unless <text:span text:style-name="Source_20_Text">make</text:span> is using a very strange shell, this has the same result as <text:span text:style-name="Example">`$(wildcard *.c)'</text:span>. </text:p>
      <text:h text:style-name="Heading_20_2" text:outline-level="2"><text:a xlink:type="simple" xlink:href="ftp://ftp.gnu.org/old-gnu/Manuals/make-3.79.1/html_chapter/make_toc.html#TOC84" office:name="SEC84" text:style-name="Internet_20_link" text:visited-style-name="Visited_20_Internet_20_Link">Functions That Control Make</text:a></text:h>
      <text:p text:style-name="Text_20_body"><text:bookmark text:name="IDX569"/><text:bookmark text:name="IDX570"/>These functions control the way make runs. Generally, they are used to provide information to the user of the makefile or to cause make to stop if some sort of environmental error is detected. </text:p>
      <text:p text:style-name="List_20_Heading"><text:span text:style-name="Source_20_Text">$(error </text:span><text:span text:style-name="Source_20_Text"><text:span text:style-name="Variable">text</text:span></text:span><text:span text:style-name="Source_20_Text">...)</text:span> </text:p>
      <text:p text:style-name="P1"><text:bookmark text:name="IDX571"/><text:bookmark text:name="IDX572"/><text:bookmark text:name="IDX573"/>Generates a fatal error where the message is <text:span text:style-name="Variable">text</text:span>. Note that the error is generated whenever this <text:soft-page-break/>function is evaluated. So, if you put it inside a command script or on the right side of a recursive variable assignment, it won't be evaluated until later. The <text:span text:style-name="Variable">text</text:span> will be expanded before the error is generated. For example, </text:p>
      <text:p text:style-name="P3">ifdef ERROR1</text:p>
      <text:p text:style-name="P3">$(error error is $(ERROR1))</text:p>
      <text:p text:style-name="P4">endif</text:p>
      <text:p text:style-name="P1">will generate a fatal error during the read of the makefile if the <text:span text:style-name="Source_20_Text">make</text:span> variable <text:span text:style-name="Source_20_Text">ERROR1</text:span> is defined. Or, </text:p>
      <text:p text:style-name="P3">ERR = $(error found an error!)</text:p>
      <text:p text:style-name="P3"/>
      <text:p text:style-name="P3">.PHONY: err</text:p>
      <text:p text:style-name="P4">err: ; $(ERR)</text:p>
      <text:p text:style-name="List_20_Contents">will generate a fatal error while <text:span text:style-name="Source_20_Text">make</text:span> is running, if the <text:span text:style-name="Source_20_Text">err</text:span> target is invoked. </text:p>
      <text:p text:style-name="List_20_Heading"><text:span text:style-name="Source_20_Text">$(warning </text:span><text:span text:style-name="Source_20_Text"><text:span text:style-name="Variable">text</text:span></text:span><text:span text:style-name="Source_20_Text">...)</text:span> </text:p>
      <text:p text:style-name="P1"><text:bookmark text:name="IDX574"/><text:bookmark text:name="IDX575"/><text:bookmark text:name="IDX576"/>This function works similarly to the <text:span text:style-name="Source_20_Text">error</text:span> function, above, except that <text:span text:style-name="Source_20_Text">make</text:span> doesn't exit. Instead, <text:span text:style-name="Variable">text</text:span> is expanded and the resulting message is displayed, but processing of the makefile continues. The result of the expansion of this function is the empty str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21:58:37.922847782</meta:creation-date>
    <dc:date>2015-11-23T21:59:58.762777665</dc:date>
    <meta:editing-duration>PT1M21S</meta:editing-duration>
    <meta:editing-cycles>1</meta:editing-cycles>
    <meta:document-statistic meta:table-count="0" meta:image-count="0" meta:object-count="0" meta:page-count="12" meta:paragraph-count="231" meta:word-count="4155" meta:character-count="25179" meta:non-whitespace-character-count="21099"/>
    <meta:generator>LibreOffice/5.0.0.5$Linux_X86_64 LibreOffice_project/437e4abdf9e72fd0a6e6f8697a0e659bc77f9b10</meta:generator>
  </office:meta>
</office:document-meta>
</file>